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ByteStreamInterpreter.deserialize( Object saxFrag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ByteStreamInterpreter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ByteStreamInterpreter.read( byte [ ]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ByteStreamInterpret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